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UNEILEBOL/PART1OL/PART1 AS SYMBOL/PART1                                        <text:line-break/>#RUNNING 9591                                                                  <text:line-break/>#9591 DISPLAY:Starting program #1.                                              <text:line-break/>#9591 DISPLAY:X = 6666, Y = 7777Z = 8888.                                      <text:line-break/>#9591 DISPLAY:ARRAY = 0,1,2.                                                    <text:line-break/>#9591 INVALID INDEX @ (00000440)                                                <text:line-break/>#F-DS @ 00000440, 007:0002:0.                                                  <text:line-break/>#ET=0.0 PT=0.0 IO=0.0                          <text:line-break/><text:line-break/>List output:<text:line-break/><text:line-break/>%%%%%%%%%%%%%%%%%%%%%%%%%%%%%%%%%%%%%%%%%%%%%%%%%%%%%%%%%%%%%%%%%%%%%%%      <text:line-break/>20 %* CS543 - Assignment #5.                                                    <text:line-break/>30 %* Part 1 - DATA STORAGE.                                                    <text:line-break/>40 %%%%%%%%%%%%%%%%%%%%%%%%%%%%%%%%%%%%%%%%%%%%%%%%%%%%%%%%%%%%%%%%%%%%%%%      <text:line-break/>50 $SET XREFFILES                                                              <text:line-break/>60 %%%%%%%%%%%%%%%%%%%%%%%%%%%%%%%%%%%%%%%%%%%%%%%%%%%%%%%%%%%%%%%%%%%%%%%      <text:line-break/>70 PROCEDURE MAIN;                                                              <text:line-break/>80 BEGIN                                                                        <text:line-break/>90 % Declare VARIABLES                                                          <text:line-break/>100    INTEGER X;                                                              <text:line-break/>110    INTEGER ARRAY ARR[0:2];   % ARR[3] IS REALLY 0..2                        <text:line-break/>120    INTEGER Y, Z;                                                            <text:line-break/>130    INTEGER I;                                                              <text:line-break/>140                                                                            <text:line-break/>150 DEFINE                                                                      <text:line-break/>160    ALL   =    200 #,                                                        <text:line-break/>170    NULLV = 48"00" #;                                                        <text:line-break/>180 POINTER                                                                    <text:line-break/>190    P;                                                                      <text:line-break/>200 ARRAY                                                                      <text:line-break/>210    PRINTBUF[0:ALL-1];                                                      <text:line-break/>220                                                                            <text:line-break/>230    DISPLAY("Starting program #1");      <text:line-break/><text:line-break/><text:line-break/>Look at the two programs and answer the following questions:<text:line-break/><text:line-break/>1.<text:line-break/><text:line-break/>Did the Linux program fail? What did the MCP program do?<text:line-break/><text:line-break/>The Linux program ran thru the entire main method and thus did not abort prematurely. Due to the code at line 56 and 57, we see that the original value of x was mutated via a dereferenced pointer, causing the “results after overwrite” to show a changed value for x. Additionally due to the code in lines 41-43, memory beyond the end of the region declared for array arr was overwritten, e.g.:<text:line-break/><text:soft-page-break/><text:line-break/>41 arr[3] = 5;<text:line-break/><text:line-break/>42 arr[4] = 6;<text:line-break/><text:line-break/>43 arr[5] = 7;<text:line-break/><text:line-break/>These lines lead to the output:<text:line-break/><text:line-break/>Printing extra elements:<text:line-break/><text:line-break/>Array = 0 1 2 5 6 7<text:line-break/><text:line-break/>In a sense we are somewhat “lucky” that the program executed in a somewhat predictable manner and did not cause a core dump, since the C language itself makes no guarantees as to the form that the “undefined behavior” might take when writing to uninitialized memory locations.<text:line-break/><text:line-break/>The MCP program in contrast aborted when executing line/position 440 of the compiled program, specifically at the line:<text:line-break/><text:line-break/>00000430   % CAN WE MODIFY AFTER THE ARRAY BOUNDARY?                          <text:line-break/>00000440   ARR[3] := 5;                                                        <text:line-break/><text:line-break/>This is, for a program stability standpoint, a highly desirable behavior, since instead of producing undefined behavior there is a crash that a developer can immediately notice and respond to.<text:line-break/><text:line-break/><text:line-break/><text:line-break/>(DS = Discontinue (or the more vernacular “Deep Six”) – it also shows you the line number which the program was stopped on)<text:line-break/><text:line-break/><text:line-break/>2.<text:line-break/><text:line-break/>Is there any way that you can stop this from happening in Linux?<text:line-break/><text:line-break/>Linux and gcc do not provide the same guarantees that MCP can provide regarding invalid memory access. I do not know of a way to guarantee that a developer in Linux writing a program in C will get a clean program termination when trying to access undeclared memory.<text:line-break/><text:line-break/><text:line-break/>3.<text:line-break/><text:line-break/>What do you think is happening in the ClearPath MCP operating system?<text:line-break/><text:line-break/>I believe it must have a concept of an array start and end address, and send a trap to the program whenever it tries to access an area via an array pointer that is beyond the end of the declared array. In C array syntax is often just "syntactic sugar" for pointer access; in MCP it seems there are more advanced runtime protections that guarantee that invalid pointer access attempts will result in termination.<text:line-break/><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09:37:36.809249895</meta:creation-date>
    <dc:date>2018-03-11T09:38:08.349098622</dc:date>
    <meta:editing-duration>PT31S</meta:editing-duration>
    <meta:editing-cycles>1</meta:editing-cycles>
    <meta:document-statistic meta:table-count="0" meta:image-count="0" meta:object-count="0" meta:page-count="3" meta:paragraph-count="1" meta:word-count="513" meta:character-count="4797" meta:non-whitespace-character-count="2582"/>
    <meta:generator>LibreOffice/5.1.6.2$Linux_X86_64 LibreOffice_project/10m0$Build-2</meta:generator>
  </office:meta>
</office:document-meta>
</file>